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70004DCAC0005F7BB58348AB9.wmf"/>
  <manifest:file-entry manifest:media-type="" manifest:full-path="Pictures/200000980005F6EE0004CD2EC11A738E.wmf"/>
  <manifest:file-entry manifest:media-type="" manifest:full-path="Pictures/200000FF0005F74D00059DC6856D4971.wmf"/>
  <manifest:file-entry manifest:media-type="" manifest:full-path="Pictures/200000E30005F79C00050096664238B1.wmf"/>
  <manifest:file-entry manifest:media-type="" manifest:full-path="Pictures/200000360005F7AC0003AEA69E1F5BD8.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a2" style:family="table">
      <style:table-properties style:width="3.15in" fo:break-before="page" table:align="margins" fo:keep-with-next="always"/>
    </style:style>
    <style:style style:name="Tabla2.A" style:family="table-column">
      <style:table-column-properties style:column-width="0.6299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Times New Roman1" fo:font-size="12pt" style:font-size-asian="12pt" style:font-size-complex="12pt"/>
    </style:style>
    <style:style style:name="P3" style:family="paragraph" style:parent-style-name="Preformatted_20_Text">
      <style:paragraph-properties fo:text-align="center" style:justify-single-word="false"/>
      <style:text-properties style:font-name="Times New Roman1" fo:font-size="12pt" fo:font-weight="bold"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style:font-name="Times New Roman1" fo:font-size="12pt" style:font-size-asian="12pt" style:font-size-complex="12pt"/>
    </style:style>
    <style:style style:name="P5"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6" style:family="paragraph" style:parent-style-name="Preformatted_20_Text">
      <style:paragraph-properties fo:text-align="start" style:justify-single-word="false"/>
      <style:text-properties style:font-name="Times New Roman1" fo:font-size="10pt" style:font-size-asian="10pt" style:font-size-complex="10pt"/>
    </style:style>
    <style:style style:name="P7" style:family="paragraph" style:parent-style-name="Preformatted_20_Text">
      <style:paragraph-properties fo:text-align="justify" style:justify-single-word="false"/>
    </style:style>
    <style:style style:name="P8" style:family="paragraph" style:parent-style-name="Preformatted_20_Text">
      <style:paragraph-properties fo:text-align="justify" style:justify-single-word="false"/>
      <style:text-properties style:text-line-through-style="solid" style:font-name="Times New Roman1" fo:font-size="12pt" style:font-size-asian="12pt" style:font-size-complex="12pt"/>
    </style:style>
    <style:style style:name="P9" style:family="paragraph" style:parent-style-name="Bibliography_20_1">
      <style:paragraph-properties>
        <style:tab-stops/>
      </style:paragraph-properties>
    </style:style>
    <style:style style:name="P10"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11" style:family="paragraph" style:parent-style-name="Preformatted_20_Text">
      <style:paragraph-properties fo:text-align="center" style:justify-single-word="false"/>
      <style:text-properties style:font-name="Times New Roman1" fo:font-size="12pt" style:font-size-asian="12pt" style:font-size-complex="12pt"/>
    </style:style>
    <style:style style:name="P12" style:family="paragraph" style:parent-style-name="Preformatted_20_Text">
      <style:paragraph-properties fo:text-align="center" style:justify-single-word="false"/>
      <style:text-properties style:font-name="Times New Roman1" fo:font-size="12pt" fo:font-weight="bold" style:font-size-asian="12pt" style:font-weight-asian="bold" style:font-size-complex="12pt" style:font-weight-complex="bold"/>
    </style:style>
    <style:style style:name="P13" style:family="paragraph" style:parent-style-name="Preformatted_20_Text">
      <style:paragraph-properties fo:text-align="start" style:justify-single-word="false"/>
      <style:text-properties style:font-name="Times New Roman1" fo:font-size="10pt" style:font-size-asian="10pt" style:font-size-complex="10pt"/>
    </style:style>
    <style:style style:name="P14" style:family="paragraph" style:parent-style-name="Preformatted_20_Text">
      <style:paragraph-properties fo:text-align="justify" style:justify-single-word="false" fo:break-before="page"/>
      <style:text-properties style:font-name="Times New Roman1" fo:font-size="12pt" style:font-size-asian="12pt" style:font-size-complex="12pt"/>
    </style:style>
    <style:style style:name="P15" style:family="paragraph" style:parent-style-name="Table_20_Contents">
      <style:paragraph-properties fo:text-align="center" style:justify-single-word="false"/>
      <style:text-properties style:font-name="Times New Roman1" fo:font-size="12pt" style:font-size-asian="12pt" style:font-size-complex="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Table"/>
      </text:sequence-decls>
      <text:section text:style-name="Sect1" text:name="Sección1">
        <text:p text:style-name="P3">An Analysis of Cache-Coherence Protocols on Symmetric Multiprocessors</text:p>
        <text:p text:style-name="P3">Using the SESC: SuperESCalar Simulator</text:p>
        <text:p text:style-name="P4"/>
        <text:p text:style-name="P4">Eric Chang</text:p>
      </text:section>
      <text:p text:style-name="P4"/>
      <text:section text:style-name="Sect2" text:name="Sección2">
        <text:p text:style-name="P4">1. Introduction</text:p>
        <text:p text:style-name="P4"/>
        <text:p text:style-name="P5">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5"/>
        <text:p text:style-name="P5">Having multi-core processors provide potential speedup in the form of parallel computing. However, by replicating the same data across independent caches, we introduce the possibility of inconsistency in the system. The inconsistencies can be inhibited by a good consistency model, a contract between the system and the programmer. Essentially, these models state that if the programmer follows a specific set of rules, the memory of the system would be consistent with the intentions of the programmers. However, if the programmer does not follow these rules, then the memory would be inconsistent and nondeterministic. There are several levels of consistency. Certain processors allow for multiple levels of consistency. For example, Intel's Itanium processor allows for changing to a higher level of consistency at the possible expense of speed loss.</text:p>
        <text:p text:style-name="P5"/>
        <text:p text:style-name="P5">Using the consistency model and underly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 </text:p>
        <text:p text:style-name="P5"/>
        <text:p text:style-name="P4">2. Cache Coherence Protocols</text:p>
        <text:p text:style-name="P5"><draw:frame draw:style-name="fr1" draw:name="Marco1" text:anchor-type="paragraph" svg:width="3.15in" draw:z-index="0"><draw:text-box fo:min-height="2.9654in"><text:p text:style-name="Figure"><draw:frame draw:style-name="fr2" draw:name="gráficos3" text:anchor-type="paragraph" svg:x="0.0016in" svg:y="0.0008in" svg:width="3.15in" style:rel-width="100%" svg:height="2.9654in" style:rel-height="scale" draw:z-index="1"><draw:image xlink:href="Pictures/200000FF0005F74D00059DC6856D4971.wmf" xlink:type="simple" xlink:show="embed" xlink:actuate="onLoad"/></draw:frame>Figure <text:sequence text:ref-name="refFigure0" text:name="Figure" text:formula="ooow:Figure+1" style:num-format="1">1</text:sequence> Top: snoopy-based cache-coherence protocol. Middle: regular directory-based cache-coherence protocol. Bottom: SGI Origin cache-coherence protocol.</text:p></draw:text-box></draw:frame><text:line-break/>There are a couple of different types of cache coherence protocols and each of them provide their own advantages and disadvantages. In this report, I will be focusing on snoopy-based protocols and directory-based protocols. While taking care of cache coherency, we also need to keep in mind that Amdahl's law prevents us <text:soft-page-break/>from improving our speedup to a certain degree if our program contains sequential code. Since sequential code cannot be sped up, we can never achieve a speedup faster than the time it takes to run that sequential code.</text:p>
        <text:p text:style-name="P5"/>
        <text:p text:style-name="P4">2.1 Snoopy-Based Cache-Coherence Protocol</text:p>
        <text:p text:style-name="P5"/>
        <text:p text:style-name="P5">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needs to act on, it changes the cache. When the processor requires something, it sends its request on the bus. The broadcast messages on the bus is heard by every processor.</text:p>
        <text:p text:style-name="P5"/>
        <text:p text:style-name="P5">Snoopy-based protocols have an advantage when it comes to manufacturing because they can use the existing bus to memory as the broadcast medium for communicating information about cache coherence (Hennessey 208). However, a snoopy-based protocol is not as scalable as a directory-based protocol.</text:p>
        <text:p text:style-name="P5"/>
        <text:p text:style-name="P4">2.2 Directory-Based Cache-Coherence Protocol</text:p>
        <text:p text:style-name="P5"/>
        <text:p text:style-name="P5">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directory-based cache coherence] protocols to avoid the broadcast limit of a snoopy protocol (Hennessey 217). Directory-based protocols are interesting 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text:p>
        <text:p text:style-name="P5"/>
        <text:p text:style-name="P5">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text:soft-page-break/>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5"/>
        <text:p text:style-name="P5">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he following are the possible data that one can hold in each cache line in the Directory:</text:p>
        <text:p text:style-name="P5"/>
        <text:p text:style-name="P5">M : {P}</text:p>
        <text:p text:style-name="P5">S : {any number of P}</text:p>
        <text:p text:style-name="P5">E : {P}</text:p>
        <text:p text:style-name="P5">I : {NULL}</text:p>
        <text:p text:style-name="P5">O : {P-owner} {any number of P}</text:p>
        <text:p text:style-name="P5"/>
        <text:p text:style-name="P5">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for updating other directories that are requesting for the value. However, this would be somewhat 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5"><draw:frame draw:style-name="fr1" draw:name="Marco2" text:anchor-type="paragraph" svg:width="3.15in" draw:z-index="2"><draw:text-box fo:min-height="2.6402in"><text:p text:style-name="Figure"><draw:frame draw:style-name="fr2" draw:name="gráficos4" text:anchor-type="paragraph" svg:x="0.0016in" svg:y="0.0008in" svg:width="3.15in" style:rel-width="100%" svg:height="2.6402in" style:rel-height="scale" draw:z-index="3"><draw:image xlink:href="Pictures/200000E30005F79C00050096664238B1.wmf" xlink:type="simple" xlink:show="embed" xlink:actuate="onLoad"/></draw:frame>Figure <text:sequence text:ref-name="refFigure1" text:name="Figure" text:formula="ooow:Figure+1" style:num-format="1">2</text:sequence> State diagram for directory-based protocol</text:p></draw:text-box></draw:frame></text:p>
        <text:p text:style-name="P5">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5"/>
        <text:p text:style-name="P5">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P5"/>
        <text:p text:style-name="P5">In the simulator, we make sure that whenever <text:soft-page-break/>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2.3. Modifications to the Directory Protocol</text:p>
        <text:p text:style-name="P5"/>
        <text:p text:style-name="P5">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5"/>
        <text:p text:style-name="P5">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5"/>
        <text:p text:style-name="P5">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5"/>
        <text:p text:style-name="P4">3 Cache</text:p>
        <text:p text:style-name="P5"/>
        <text:p text:style-name="P5">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5"/>
        <text:p text:style-name="P4">3.1 MSI Protocol</text:p>
        <text:p text:style-name="P5"/>
        <text:p text:style-name="P5">The MSI protocol is the most basic of the cache-coherence protocols, using only three stages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text:soft-page-break/>means that the cache block can exist in caches other than the current one, and Invalid means that there is nothing usable in this particular cache block.</text:p>
        <text:p text:style-name="P5"/>
        <text:p text:style-name="P5">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5"/>
        <text:p text:style-name="P4">3.2 MOESI Protocol</text:p>
        <text:p text:style-name="P5"><draw:frame draw:style-name="fr1" draw:name="Marco3" text:anchor-type="paragraph" svg:width="3.15in" draw:z-index="4"><draw:text-box fo:min-height="2.5354in"><text:p text:style-name="Figure"><draw:frame draw:style-name="fr2" draw:name="gráficos5" text:anchor-type="paragraph" svg:x="0.0016in" svg:y="0.0008in" svg:width="3.15in" style:rel-width="100%" svg:height="2.5354in" style:rel-height="scale" draw:z-index="5"><draw:image xlink:href="Pictures/200000980005F6EE0004CD2EC11A738E.wmf" xlink:type="simple" xlink:show="embed" xlink:actuate="onLoad"/></draw:frame>Figure <text:sequence text:ref-name="refFigure2" text:name="Figure" text:formula="ooow:Figure+1" style:num-format="1">3</text:sequence> MOESI cache, requests from directory</text:p></draw:text-box></draw:frame></text:p>
        <text:p text:style-name="P5">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5"/>
        <text:p text:style-name="P5"/>
        <table:table table:name="Tabla2" table:style-name="Tabla2">
          <table:table-column table:style-name="Tabla2.A" table:number-columns-repeated="5"/>
          <table:table-row>
            <table:table-cell table:style-name="Tabla2.A1" office:value-type="string">
              <text:p text:style-name="P6"/>
            </table:table-cell>
            <table:table-cell table:style-name="Tabla2.A1" office:value-type="string">
              <text:p text:style-name="P6">Main Memory</text:p>
            </table:table-cell>
            <table:table-cell table:style-name="Tabla2.A1" office:value-type="string">
              <text:p text:style-name="P6">Cache Line</text:p>
            </table:table-cell>
            <table:table-cell table:style-name="Tabla2.A1" office:value-type="string">
              <text:p text:style-name="P6">Other Processor</text:p>
            </table:table-cell>
            <table:table-cell table:style-name="Tabla2.E1" office:value-type="string">
              <text:p text:style-name="P6">Snoop Request</text:p>
            </table:table-cell>
          </table:table-row>
          <table:table-row>
            <table:table-cell table:style-name="Tabla2.A2" office:value-type="string">
              <text:p text:style-name="P6">Modified</text:p>
            </table:table-cell>
            <table:table-cell table:style-name="Tabla2.A2" office:value-type="string">
              <text:p text:style-name="P6">Stale</text:p>
            </table:table-cell>
            <table:table-cell table:style-name="Tabla2.A2" office:value-type="string">
              <text:p text:style-name="P6">Most recent, correct copy</text:p>
            </table:table-cell>
            <table:table-cell table:style-name="Tabla2.A2" office:value-type="string">
              <text:p text:style-name="P6">Hold no copy</text:p>
            </table:table-cell>
            <table:table-cell table:style-name="Tabla2.E2" office:value-type="string">
              <text:p text:style-name="P6">Modified cache responds</text:p>
            </table:table-cell>
          </table:table-row>
          <table:table-row>
            <table:table-cell table:style-name="Tabla2.A2" office:value-type="string">
              <text:p text:style-name="P6">Owner</text:p>
            </table:table-cell>
            <table:table-cell table:style-name="Tabla2.A2" office:value-type="string">
              <text:p text:style-name="P6">Can be stale</text:p>
            </table:table-cell>
            <table:table-cell table:style-name="Tabla2.A2" office:value-type="string">
              <text:p text:style-name="P6">Most recent, correct copy</text:p>
            </table:table-cell>
            <table:table-cell table:style-name="Tabla2.A2" office:value-type="string">
              <text:p text:style-name="P6">Shared state</text:p>
            </table:table-cell>
            <table:table-cell table:style-name="Tabla2.E2" office:value-type="string">
              <text:p text:style-name="P6">Owned cache responds</text:p>
            </table:table-cell>
          </table:table-row>
          <table:table-row>
            <table:table-cell table:style-name="Tabla2.A2" office:value-type="string">
              <text:p text:style-name="P6">Exclusive</text:p>
            </table:table-cell>
            <table:table-cell table:style-name="Tabla2.A2" office:value-type="string">
              <text:p text:style-name="P6">Most recent, correct copy</text:p>
            </table:table-cell>
            <table:table-cell table:style-name="Tabla2.A2" office:value-type="string">
              <text:p text:style-name="P6">Most recent, correct copy</text:p>
            </table:table-cell>
            <table:table-cell table:style-name="Tabla2.A2" office:value-type="string">
              <text:p text:style-name="P6">Hold no copy</text:p>
            </table:table-cell>
            <table:table-cell table:style-name="Tabla2.E2" office:value-type="string">
              <text:p text:style-name="P6">Exclusive cache or main memory responds</text:p>
            </table:table-cell>
          </table:table-row>
          <table:table-row>
            <table:table-cell table:style-name="Tabla2.A2" office:value-type="string">
              <text:p text:style-name="P6">Shared</text:p>
            </table:table-cell>
            <table:table-cell table:style-name="Tabla2.A2" office:value-type="string">
              <text:p text:style-name="P6">Can hold most recent, correct copy</text:p>
            </table:table-cell>
            <table:table-cell table:style-name="Tabla2.A2" office:value-type="string">
              <text:p text:style-name="P6">Can hold most recent, correct copy</text:p>
            </table:table-cell>
            <table:table-cell table:style-name="Tabla2.A2" office:value-type="string">
              <text:p text:style-name="P6">Shared or owned</text:p>
            </table:table-cell>
            <table:table-cell table:style-name="Tabla2.E2" office:value-type="string">
              <text:p text:style-name="P6">May not respond</text:p>
            </table:table-cell>
          </table:table-row>
          <table:table-row>
            <table:table-cell table:style-name="Tabla2.A2" office:value-type="string">
              <text:p text:style-name="P6">Invalid</text:p>
            </table:table-cell>
            <table:table-cell table:style-name="Tabla2.A2" office:value-type="string">
              <text:p text:style-name="P6">May hold valid or invalid</text:p>
            </table:table-cell>
            <table:table-cell table:style-name="Tabla2.A2" office:value-type="string">
              <text:p text:style-name="P6">Invalid copy</text:p>
            </table:table-cell>
            <table:table-cell table:style-name="Tabla2.A2" office:value-type="string">
              <text:p text:style-name="P6">May hold valid or invalid copy</text:p>
            </table:table-cell>
            <table:table-cell table:style-name="Tabla2.E2" office:value-type="string">
              <text:p text:style-name="P6">May not respond</text:p>
            </table:table-cell>
          </table:table-row>
        </table:table>
        <text:p text:style-name="Table_20__28_user_29_">Table <text:sequence text:ref-name="refTable0" text:name="Table" text:formula="ooow:Table+1" style:num-format="1">1</text:sequence> Acceptable states for MOESI cache</text:p>
        <text:p text:style-name="P2"/>
        <text:p text:style-name="P4">3.3 Changing Cache Size</text:p>
        <text:p text:style-name="P5"/>
        <text:p text:style-name="P5">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4"/>
        <text:p text:style-name="P5">Increasing cache size increases coherence misses because more invalidates occur because fewer blocks are bumped due to capacity misses. Of course, capacity misses decrease because the cache has more spaces to put blocks (Hennessey 229).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Hennessey 228).</text:p>
        <text:p text:style-name="P5"/>
        <text:p text:style-name="P4">4 Network</text:p>
        <text:p text:style-name="P4"><draw:frame draw:style-name="fr1" draw:name="Marco4" text:anchor-type="paragraph" svg:width="3.15in" draw:z-index="6"><draw:text-box fo:min-height="1.9429in"><text:p text:style-name="Figure"><draw:frame draw:style-name="fr2" draw:name="gráficos2" text:anchor-type="paragraph" svg:x="0.0016in" svg:y="0.0008in" svg:width="3.15in" style:rel-width="100%" svg:height="1.9429in" style:rel-height="scale" draw:z-index="7"><draw:image xlink:href="Pictures/200000360005F7AC0003AEA69E1F5BD8.wmf" xlink:type="simple" xlink:show="embed" xlink:actuate="onLoad"/></draw:frame>Figure <text:sequence text:ref-name="refFigure3" text:name="Figure" text:formula="ooow:Figure+1" style:num-format="1">4</text:sequence> Node connections to the network</text:p></draw:text-box></draw:frame></text:p>
        <text:p text:style-name="P5">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5"/>
        <text:p text:style-name="P5">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5"><text:soft-page-break/></text:p>
        <text:p text:style-name="P4">5. Main Memory</text:p>
        <text:p text:style-name="P8"/>
        <text:p text:style-name="P5">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5"/>
        <text:p text:style-name="P5"/>
        <text:p text:style-name="P4">6. SESC Simulator</text:p>
        <text:p text:style-name="P4"><draw:frame draw:style-name="fr1" draw:name="Marco5" text:anchor-type="paragraph" svg:width="3.15in" draw:z-index="8"><draw:text-box fo:min-height="3.8661in"><text:p text:style-name="Figure"><draw:frame draw:style-name="fr2" draw:name="gráficos1" text:anchor-type="paragraph" svg:x="0.0016in" svg:y="0.0008in" svg:width="3.15in" style:rel-width="100%" svg:height="3.8661in" style:rel-height="scale" draw:z-index="9"><draw:image xlink:href="Pictures/200000570004DCAC0005F7BB58348AB9.wmf" xlink:type="simple" xlink:show="embed" xlink:actuate="onLoad"/></draw:frame>Figure <text:sequence text:ref-name="refFigure4" text:name="Figure" text:formula="ooow:Figure+1" style:num-format="1">5</text:sequence> Connections in a single node</text:p></draw:text-box></draw:frame></text:p>
        <text:p text:style-name="P5">The simulations were done in SESC: SuperESCalar Simulator. The SESC simulator supports both a regular mode, where everything is simulated, and a rabbit mode, which does not simulates the timing. Rabbit mode is about 1000 times faster than the regular mode. However, since we require timing information and the memory system is implemented in the regular mode, we have to run our program in the slower mode.</text:p>
        <text:p text:style-name="P5"/>
        <text:p text:style-name="P5">The user-defined values could be contained in the configuration file or passed on the command-line like the other parameters. The configuration file is read through OSSim.cpp file under the libcore folder. It is read into a SescConf variable. Some popular parameter options are the number of processors, cache size, and protocol type. Some of the parameters that will need to be tracked are how many reads and writes are being made by each processor, how many messages are sent in the network, and how long the program takes to run.</text:p>
        <text:p text:style-name="P5"/>
        <text:p text:style-name="P4">7 Verifying Correctness</text:p>
        <text:p text:style-name="P5"/>
        <text:p text:style-name="P5">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5"/>
        <text:p text:style-name="P4">8. SPLASH2 benchmarks</text:p>
        <text:p text:style-name="P5"/>
        <text:p text:style-name="P5">We expect the results to show that the three-stage directory achieves a faster rate of completion. <text:s/>This is a result of its faster latency, which results from the four-stage directory having to wait for any requests to come back to the home node before the results can be sent to the requester. In a three-stage directory, the request goes directly from the data node to the requesting node without stopping by the directory, resulting in a lower latency. In addition, we expect to see the snoopy protocol perform worse than the directory protocols in high processor count situations. For smaller processor count, the <text:soft-page-break/>directory-based protocol makes it so that many exchanges require four messages instead of two messages, so the directory-based protocol loses here. However, for high processor counts, the directory-based protocol wins out because the bus simply becomes inundated with too many messages.</text:p>
        <text:p text:style-name="P5"/>
        <text:p text:style-name="P4">9. Problems</text:p>
        <text:p text:style-name="P4"/>
        <text:p text:style-name="P5">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5"/>
        <text:p text:style-name="P4">10. Further Work </text:p>
        <text:p text:style-name="P4"/>
        <text:p text:style-name="P5">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5"/>
        <text:p text:style-name="P5">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2]</text:bibliography-mark><text:bibliography-mark text:identifier="LAU00" text:bibliography-type="conference" text:author="James Laudon and Daniel Lenoski" text:month="May" text:pages="241-251" text:publisher="Proceedings of the 24th International Symposium on Computer Architecture" text:title="The SGI Origin: A ccNUMA Highly Scalable Server" text:year="1997">[3]</text:bibliography-mark></text:p>
        <text:p text:style-name="P7"/>
        <text:p text:style-name="Table_20__28_user_29_"/>
        <text:p text:style-name="P5"/>
      </text:section>
      <text:p text:style-name="P5"/>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9">[1] <text:s text:c="2"/>John L. Hennessy and David A. Patterson, Computer Architecture: A Quantitative Approach. Morgan Kaufmann Publishers, 2007.</text:p>
          <text:p text:style-name="P9">[2] <text:s text:c="2"/>Keith I. Farkas and Norman P. Jouppi, Complexity/Performance Tradeoffs with Non-Blocking Loads. In Proceedings of the 21st International Symposium on Computer Architecture, pages 211-222, April 1994.</text:p>
          <text:p text:style-name="P9">[3]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10-27T16:01:30.46</dc:date>
    <dc:creator>Eric Chang</dc:creator>
    <meta:editing-duration>PT16H12M03S</meta:editing-duration>
    <meta:editing-cycles>127</meta:editing-cycles>
    <meta:document-statistic meta:table-count="1" meta:image-count="5" meta:object-count="0" meta:page-count="8" meta:paragraph-count="96" meta:word-count="3747" meta:character-count="22380"/>
  </office:meta>
</office:document-meta>
</file>